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6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4276in" svg:y="0.1752in">
            <draw:object draw:notify-on-update-of-ranges="Sheet1.B3:Sheet1.B10 Sheet1.B3:Sheet1.B10 Sheet1.C2:Sheet1.C2 Sheet1.C3:Sheet1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9969in" svg:y="0.1571in">
            <draw:object draw:notify-on-update-of-ranges="Sheet1.B13:Sheet1.B20 Sheet1.B13:Sheet1.B20 Sheet1.C12:Sheet1.C12 Sheet1.C13:Sheet1.C20 Sheet1.B13:Sheet1.B20 Sheet1.D12:Sheet1.D12 Sheet1.D13:Sheet1.D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7343in" svg:y="4.1142in">
            <draw:object draw:notify-on-update-of-ranges="Sheet1.B41:Sheet1.B52 Sheet1.B41:Sheet1.B52 Sheet1.C40:Sheet1.C40 Sheet1.C41:Sheet1.C5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Priemerná doba behu [s]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00679" calcext:value-type="float">
            <text:p>0.0000006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27" calcext:value-type="float">
            <text:p>0.000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4196" calcext:value-type="float">
            <text:p>0.00419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029" calcext:value-type="float">
            <text:p>0.140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58096" calcext:value-type="float">
            <text:p>0.5809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.828" calcext:value-type="float">
            <text:p>4.8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.584" calcext:value-type="float">
            <text:p>19.58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7.61" calcext:value-type="float">
            <text:p>167.6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Priemerná doba behu [s]</text:p>
          </table:table-cell>
          <table:table-cell office:value-type="string" calcext:value-type="string">
            <text:p>Lineárna fcia y=0.000000556x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000000556" calcext:value-type="float">
            <text:p>0.0000005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04107" calcext:value-type="float">
            <text:p>0.000004107</text:p>
          </table:table-cell>
          <table:table-cell table:style-name="ce2" office:value-type="float" office:value="0.00000139" calcext:value-type="float">
            <text:p>1.39E-006</text:p>
          </table:table-cell>
          <table:table-cell table:number-columns-repeated="11"/>
          <table:table-cell office:value-type="float" office:value="0.000000556" calcext:value-type="float">
            <text:p>0.00000055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0003312" calcext:value-type="float">
            <text:p>0.000003312</text:p>
          </table:table-cell>
          <table:table-cell table:style-name="ce2" office:value-type="float" office:value="0.000002085" calcext:value-type="float">
            <text:p>2.09E-0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006142" calcext:value-type="float">
            <text:p>0.000006142</text:p>
          </table:table-cell>
          <table:table-cell table:style-name="ce2" office:value-type="float" office:value="0.00000278" calcext:value-type="float">
            <text:p>2.78E-0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00006446" calcext:value-type="float">
            <text:p>0.000006446</text:p>
          </table:table-cell>
          <table:table-cell table:style-name="ce2" office:value-type="float" office:value="0.000003058" calcext:value-type="float">
            <text:p>3.06E-0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0000691" calcext:value-type="float">
            <text:p>0.00000691</text:p>
          </table:table-cell>
          <table:table-cell table:style-name="ce2" office:value-type="float" office:value="0.000003475" calcext:value-type="float">
            <text:p>3.48E-0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00007067" calcext:value-type="float">
            <text:p>0.000007067</text:p>
          </table:table-cell>
          <table:table-cell table:style-name="ce2" office:value-type="float" office:value="0.000003753" calcext:value-type="float">
            <text:p>3.75E-0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00765" calcext:value-type="float">
            <text:p>0.00000765</text:p>
          </table:table-cell>
          <table:table-cell table:style-name="ce2" office:value-type="float" office:value="0.00000417" calcext:value-type="float">
            <text:p>4.17E-0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Priemerná doba behu [s]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05354" calcext:value-type="float">
            <text:p>0.0000053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385" calcext:value-type="float">
            <text:p>0.000038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019935" calcext:value-type="float">
            <text:p>0.000199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2729" calcext:value-type="float">
            <text:p>0.0027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091354" calcext:value-type="float">
            <text:p>0.00913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68268" calcext:value-type="float">
            <text:p>0.06826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6755" calcext:value-type="float">
            <text:p>0.267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Kille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Kille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Kille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Kille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Killed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l. chyba CV heuristiky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Relatívna chyba heuristiky voči brute force algoritmu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17" calcext:value-type="float">
            <text:p>2.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8" calcext:value-type="float">
            <text:p>0.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69" calcext:value-type="float">
            <text:p>0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34" calcext:value-type="float">
            <text:p>0.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8" calcext:value-type="float">
            <text:p>0.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34" calcext:value-type="float">
            <text:p>0.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q <text:s text:c="60"/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3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8:49:34.420423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1:37:32.881510375</meta:creation-date>
    <dc:date>2014-10-16T19:30:34.271707787</dc:date>
    <meta:editing-duration>PT1H49M34S</meta:editing-duration>
    <meta:editing-cycles>33</meta:editing-cycles>
    <meta:generator>LibreOffice/4.3.2.2.0$Linux_X86_64 LibreOffice_project/430m0$Build-2</meta:generator>
    <meta:document-statistic meta:table-count="1" meta:cell-count="1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736cm" svg:y="0.316cm" chart:style-name="ch2">
          <text:p>Priemerná dĺžka behu brute-force algoritmu</text:p>
        </chart:title>
        <chart:legend chart:legend-position="end" svg:x="10.899cm" svg:y="4.201cm" style:legend-expansion="high" chart:style-name="ch3"/>
        <chart:plot-area chart:style-name="ch4" table:cell-range-address="Sheet1.B2:Sheet1.C10" chart:data-source-has-labels="both" svg:x="1.331cm" svg:y="1.275cm" svg:width="9.248cm" svg:height="6.564cm">
          <chartooo:coordinate-region svg:x="2.138cm" svg:y="1.474cm" svg:width="8.254cm" svg:height="5.718cm"/>
          <chart:axis chart:dimension="x" chart:name="primary-x" chart:style-name="ch5" chartooo:axis-type="auto">
            <chart:title svg:x="4.747cm" svg:y="8.019cm" chart:style-name="ch6">
              <text:p>Veľkosť vzorky n</text:p>
            </chart:title>
            <chart:categories table:cell-range-address="Sheet1.B3:Sheet1.B10"/>
          </chart:axis>
          <chart:axis chart:dimension="y" chart:name="primary-y" chart:style-name="ch5">
            <chart:title svg:x="0.451cm" svg:y="5.13cm" chart:style-name="ch7">
              <text:p>Čas [s]</text:p>
            </chart:title>
            <chart:grid chart:style-name="ch8" chart:class="major"/>
          </chart:axis>
          <chart:series chart:style-name="ch9" chart:values-cell-range-address="Sheet1.C3:Sheet1.C10" chart:label-cell-address="Sheet1.C2:Sheet1.C2" chart:class="chart:scatter">
            <chart:domain table:cell-range-address="Sheet1.B3:Sheet1.B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emerná doba behu [s]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B3:Sheet1.B10</svg:desc>
                </draw:g>
              </table:table-cell>
              <table:table-cell office:value-type="float" office:value="4">
                <text:p>4</text:p>
                <draw:g>
                  <svg:desc>Sheet1.B3:Sheet1.B10</svg:desc>
                </draw:g>
              </table:table-cell>
              <table:table-cell office:value-type="float" office:value="0.000000679">
                <text:p>0.000000679</text:p>
                <draw:g>
                  <svg:desc>Sheet1.C3:Sheet1.C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4196">
                <text:p>0.0041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4029">
                <text:p>0.1402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58096">
                <text:p>0.5809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4.828">
                <text:p>4.8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9.584">
                <text:p>19.5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7.61">
                <text:p>167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3.75cm" svg:y="0.316cm" chart:style-name="ch2">
          <text:p>Priemerná dĺžka behu heuristiky cena-váha</text:p>
        </chart:title>
        <chart:legend chart:legend-position="end" svg:x="10.079cm" svg:y="3.952cm" style:legend-expansion="high" chart:style-name="ch3"/>
        <chart:plot-area chart:style-name="ch4" table:cell-range-address="Sheet1.B12:Sheet1.D20" chart:data-source-has-labels="both" svg:x="1.331cm" svg:y="1.275cm" svg:width="8.428cm" svg:height="6.564cm">
          <chartooo:coordinate-region svg:x="2.984cm" svg:y="1.475cm" svg:width="6.588cm" svg:height="5.717cm"/>
          <chart:axis chart:dimension="x" chart:name="primary-x" chart:style-name="ch5" chartooo:axis-type="auto">
            <chart:title svg:x="4.337cm" svg:y="8.019cm" chart:style-name="ch6">
              <text:p>Veľkosť vzorky n</text:p>
            </chart:title>
            <chart:categories table:cell-range-address="Sheet1.B13:Sheet1.B20"/>
          </chart:axis>
          <chart:axis chart:dimension="y" chart:name="primary-y" chart:style-name="ch5">
            <chart:title svg:x="0.451cm" svg:y="5.13cm" chart:style-name="ch7">
              <text:p>Čas [s]</text:p>
            </chart:title>
            <chart:grid chart:style-name="ch8" chart:class="major"/>
          </chart:axis>
          <chart:series chart:style-name="ch9" chart:values-cell-range-address="Sheet1.C13:Sheet1.C20" chart:label-cell-address="Sheet1.C12:Sheet1.C12" chart:class="chart:scatter">
            <chart:domain table:cell-range-address="Sheet1.B13:Sheet1.B20"/>
            <chart:data-point chart:repeated="8"/>
          </chart:series>
          <chart:series chart:style-name="ch10" chart:values-cell-range-address="Sheet1.D13:Sheet1.D20" chart:label-cell-address="Sheet1.D12:Sheet1.D1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emerná doba behu [s]</text:p>
                <draw:g>
                  <svg:desc>Sheet1.C12:Sheet1.C12</svg:desc>
                </draw:g>
              </table:table-cell>
              <table:table-cell office:value-type="string">
                <text:p>Lineárna fcia y=0.000000556x</text:p>
                <draw:g>
                  <svg:desc>Sheet1.D12:Sheet1.D1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B13:Sheet1.B20</svg:desc>
                </draw:g>
              </table:table-cell>
              <table:table-cell office:value-type="float" office:value="4">
                <text:p>4</text:p>
                <draw:g>
                  <svg:desc>Sheet1.B13:Sheet1.B20</svg:desc>
                </draw:g>
              </table:table-cell>
              <table:table-cell office:value-type="float" office:value="0.000000556">
                <text:p>0.000000556</text:p>
                <draw:g>
                  <svg:desc>Sheet1.C13:Sheet1.C20</svg:desc>
                </draw:g>
              </table:table-cell>
              <table:table-cell office:value-type="float" office:value="0.000000556">
                <text:p>0.000000556</text:p>
                <draw:g>
                  <svg:desc>Sheet1.D13:Sheet1.D2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4107">
                <text:p>0.000004107</text:p>
              </table:table-cell>
              <table:table-cell office:value-type="float" office:value="0.00000139">
                <text:p>0.000001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3312">
                <text:p>0.000003312</text:p>
              </table:table-cell>
              <table:table-cell office:value-type="float" office:value="0.000002085">
                <text:p>0.0000020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06142">
                <text:p>0.000006142</text:p>
              </table:table-cell>
              <table:table-cell office:value-type="float" office:value="0.00000278">
                <text:p>0.000002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06446">
                <text:p>0.000006446</text:p>
              </table:table-cell>
              <table:table-cell office:value-type="float" office:value="0.000003058">
                <text:p>0.00000305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00691">
                <text:p>0.00000691</text:p>
              </table:table-cell>
              <table:table-cell office:value-type="float" office:value="0.000003475">
                <text:p>0.00000347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0007067">
                <text:p>0.000007067</text:p>
              </table:table-cell>
              <table:table-cell office:value-type="float" office:value="0.000003753">
                <text:p>0.0000037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765">
                <text:p>0.00000765</text:p>
              </table:table-cell>
              <table:table-cell office:value-type="float" office:value="0.00000417">
                <text:p>0.00000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71cm" svg:y="0.316cm" chart:style-name="ch2">
          <text:p>Priemerná relatívna chyba heuristiky voči brute force algoritmu</text:p>
        </chart:title>
        <chart:legend chart:legend-position="end" svg:x="9.973cm" svg:y="4.002cm" style:legend-expansion="high" chart:style-name="ch3"/>
        <chart:plot-area chart:style-name="ch4" table:cell-range-address="Sheet1.B40:Sheet1.C52" chart:data-source-has-labels="both" svg:x="1.331cm" svg:y="1.275cm" svg:width="8.322cm" svg:height="6.564cm">
          <chartooo:coordinate-region svg:x="2.058cm" svg:y="1.474cm" svg:width="7.408cm" svg:height="5.718cm"/>
          <chart:axis chart:dimension="x" chart:name="primary-x" chart:style-name="ch5" chartooo:axis-type="auto">
            <chart:title svg:x="4.284cm" svg:y="8.019cm" chart:style-name="ch6">
              <text:p>Veľkosť vzorky n</text:p>
            </chart:title>
            <chart:categories table:cell-range-address="Sheet1.B41:Sheet1.B52"/>
          </chart:axis>
          <chart:axis chart:dimension="y" chart:name="primary-y" chart:style-name="ch5">
            <chart:title svg:x="0.451cm" svg:y="7.511cm" chart:style-name="ch7">
              <text:p>Relatívna chyba celkovej ceny výberu [%]</text:p>
            </chart:title>
            <chart:grid chart:style-name="ch8" chart:class="major"/>
          </chart:axis>
          <chart:series chart:style-name="ch9" chart:values-cell-range-address="Sheet1.C41:Sheet1.C52" chart:label-cell-address="Sheet1.C40:Sheet1.C40" chart:class="chart:scatter">
            <chart:domain table:cell-range-address="Sheet1.B41:Sheet1.B52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latívna chyba heuristiky voči brute force algoritmu</text:p>
                <draw:g>
                  <svg:desc>Sheet1.C40:Sheet1.C4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B41:Sheet1.B52</svg:desc>
                </draw:g>
              </table:table-cell>
              <table:table-cell office:value-type="float" office:value="4">
                <text:p>4</text:p>
                <draw:g>
                  <svg:desc>Sheet1.B41:Sheet1.B52</svg:desc>
                </draw:g>
              </table:table-cell>
              <table:table-cell office:value-type="float" office:value="2.17">
                <text:p>2.17</text:p>
                <draw:g>
                  <svg:desc>Sheet1.C41:Sheet1.C5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